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f32" officeooo:paragraph-rsid="000acf32"/>
    </style:style>
    <style:style style:name="P2" style:family="paragraph" style:parent-style-name="Standard">
      <style:text-properties officeooo:rsid="000ca9d2" officeooo:paragraph-rsid="000ca9d2"/>
    </style:style>
    <style:style style:name="P3" style:family="paragraph" style:parent-style-name="Standard">
      <style:text-properties officeooo:rsid="000ca9d2" officeooo:paragraph-rsid="000d9e28"/>
    </style:style>
    <style:style style:name="P4" style:family="paragraph" style:parent-style-name="Standard">
      <style:text-properties officeooo:rsid="000d9e28" officeooo:paragraph-rsid="000d9e28"/>
    </style:style>
    <style:style style:name="P5" style:family="paragraph" style:parent-style-name="Standard">
      <style:text-properties officeooo:rsid="000e378f" officeooo:paragraph-rsid="000e378f"/>
    </style:style>
    <style:style style:name="P6" style:family="paragraph" style:parent-style-name="Standard">
      <style:text-properties officeooo:rsid="00189fdf" officeooo:paragraph-rsid="00189fdf"/>
    </style:style>
    <style:style style:name="P7" style:family="paragraph" style:parent-style-name="Standard">
      <style:text-properties officeooo:rsid="0019c4ee" officeooo:paragraph-rsid="0019c4e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977c8"/>
    </style:style>
    <style:style style:name="T3" style:family="text">
      <style:text-properties style:text-underline-style="solid" style:text-underline-width="auto" style:text-underline-color="font-color" officeooo:rsid="000acf32"/>
    </style:style>
    <style:style style:name="T4" style:family="text">
      <style:text-properties style:text-underline-style="solid" style:text-underline-width="auto" style:text-underline-color="font-color" officeooo:rsid="000d9e28"/>
    </style:style>
    <style:style style:name="T5" style:family="text">
      <style:text-properties style:text-underline-style="solid" style:text-underline-width="auto" style:text-underline-color="font-color" officeooo:rsid="000e378f"/>
    </style:style>
    <style:style style:name="T6" style:family="text">
      <style:text-properties style:text-underline-style="solid" style:text-underline-width="auto" style:text-underline-color="font-color" officeooo:rsid="0013e400"/>
    </style:style>
    <style:style style:name="T7" style:family="text">
      <style:text-properties style:text-underline-style="solid" style:text-underline-width="auto" style:text-underline-color="font-color" officeooo:rsid="0015d59c"/>
    </style:style>
    <style:style style:name="T8" style:family="text">
      <style:text-properties style:text-underline-style="solid" style:text-underline-width="auto" style:text-underline-color="font-color" officeooo:rsid="0016288e"/>
    </style:style>
    <style:style style:name="T9" style:family="text">
      <style:text-properties style:text-underline-style="solid" style:text-underline-width="auto" style:text-underline-color="font-color" officeooo:rsid="00189f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135"/></text:p>
      <text:p text:style-name="Standard"><text:s text:c="65"/><text:span text:style-name="T2">BIG DATA: </text:span><text:span text:style-name="T3">big Impact <text:s/></text:span><text:span text:style-name="T4">boite à outils permmettant de ré <text:s text:c="7"/>pondre des enjeux</text:span></text:p>
      <text:p text:style-name="Standard"><text:span text:style-name="T3"/></text:p>
      <text:p text:style-name="Standard"><text:span text:style-name="T2"/></text:p>
      <text:p text:style-name="P1"><text:span text:style-name="T1">Agenda:</text:span></text:p>
      <text:p text:style-name="P1"><text:span text:style-name="T1">les données un actif particulier: d</text:span><text:span text:style-name="T9">onnée</text:span><text:span text:style-name="T1"> enregistrer entre 2010/2015</text:span></text:p>
      <text:p text:style-name="P1"><text:span text:style-name="T1">on a une s</text:span><text:span text:style-name="T9">uv</text:span><text:span text:style-name="T1">re qui passe de 3500 à 2000</text:span></text:p>
      <text:p text:style-name="P1"><text:span text:style-name="T1">En 2012 90% des donnés <text:s/>dans le monde ont été creéé lord deux deux </text:span><text:span text:style-name="T9">dernière</text:span><text:span text:style-name="T1"> années <text:s/>.</text:span></text:p>
      <text:p text:style-name="P2"><text:span text:style-name="T1">big data</text:span></text:p>
      <text:p text:style-name="P2"><text:span text:style-name="T1">lever de fonds</text:span></text:p>
      <text:p text:style-name="P2"><text:span text:style-name="T1">ciblage</text:span></text:p>
      <text:p text:style-name="P2"><text:span text:style-name="T1"/></text:p>
      <text:p text:style-name="P2"><text:span text:style-name="T6">O</text:span><text:span text:style-name="T1">n a trois v3 + 1</text:span></text:p>
      <text:p text:style-name="P3"><text:span text:style-name="T1">volume:(misses des données), variété:(différentes formes de données) , v</text:span><text:span text:style-name="T7">é</text:span><text:span text:style-name="T1">locit</text:span><text:span text:style-name="T8">é</text:span><text:span text:style-name="T1">:(vitesse d’a</text:span><text:span text:style-name="T9">na</text:span><text:span text:style-name="T1">lyse</text:span></text:p>
      <text:p text:style-name="P3"><text:span text:style-name="T1"><text:s/>des données) <text:s/>et la valeur:(faire des cas d’usages)</text:span></text:p>
      <text:p text:style-name="P4"><text:span text:style-name="T1">logiciel</text:span></text:p>
      <text:p text:style-name="P2"><text:span text:style-name="T1"><text:s/></text:span><text:span text:style-name="T4">HADOOP </text:span><text:span text:style-name="T9">système</text:span><text:span text:style-name="T4"> </text:span><text:span text:style-name="T9">Déstockage</text:span><text:span text:style-name="T4"> </text:span></text:p>
      <text:p text:style-name="P4"><text:span text:style-name="T1">STREAMNING:</text:span><text:span text:style-name="T2">p</text:span><text:span text:style-name="T1">ermet d’utiliser les données en distance</text:span></text:p>
      <text:p text:style-name="P4"><text:span text:style-name="T1">DATASCIENCE:analyse des données </text:span><text:span text:style-name="T9">prédictives</text:span><text:span text:style-name="T6">(analyse des données qui sont </text:span><text:span text:style-name="T7">cahés</text:span><text:span text:style-name="T6">)</text:span></text:p>
      <text:p text:style-name="P4"><text:span text:style-name="T1">DATA VIZ </text:span></text:p>
      <text:p text:style-name="P4"><text:span text:style-name="T1"/></text:p>
      <text:p text:style-name="P4"><text:span text:style-name="T1">quelques valeurs: </text:span></text:p>
      <text:p text:style-name="P4"><text:span text:style-name="T9">Sécurité</text:span><text:span text:style-name="T1">, </text:span><text:span text:style-name="T9">équipement</text:span><text:span text:style-name="T1">, recherche santé, ciblage client, processus metiers, performance individuelle,</text:span></text:p>
      <text:p text:style-name="P4"><text:span text:style-name="T1"><text:s/></text:span><text:span text:style-name="T9">menaces</text:span><text:span text:style-name="T5">:</text:span></text:p>
      <text:p text:style-name="P5"><text:span text:style-name="T1">la fiabilité des données</text:span></text:p>
      <text:p text:style-name="P5"><text:span text:style-name="T1">CPP:communauté de protection <text:s/>des données personnels</text:span></text:p>
      <text:p text:style-name="P5"><text:span text:style-name="T1"/></text:p>
      <text:p text:style-name="P5"><text:span text:style-name="T1">les questions qu’on doit pausser:</text:span></text:p>
      <text:p text:style-name="P5"><text:span text:style-name="T1">les technologies sont elles </text:span></text:p>
      <text:p text:style-name="P5"><text:span text:style-name="T1">commbien de temps seront elles stocké</text:span></text:p>
      <text:p text:style-name="P5"><text:span text:style-name="T1"/></text:p>
      <text:p text:style-name="P6"><text:span text:style-name="T1">JALO</text:span></text:p>
      <text:p text:style-name="P6"><text:span text:style-name="T1">les tops produits </text:span></text:p>
      <text:p text:style-name="P6"><text:span text:style-name="T1">Système de recommandation</text:span></text:p>
      <text:p text:style-name="P6"><text:span text:style-name="T1">analyser les comportements</text:span></text:p>
      <text:p text:style-name="P7"><text:span text:style-name="T1">les notes </text:span></text:p>
      <text:p text:style-name="P7"><text:span text:style-name="T1">les itemes des notes</text:span></text:p>
      <text:p text:style-name="P6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0:13:21.294865498</meta:creation-date>
    <dc:date>2018-10-23T11:15:16.380016468</dc:date>
    <meta:editing-duration>PT28M5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55" meta:character-count="1252" meta:non-whitespace-character-count="906"/>
  </office:meta>
</office:document-meta>
</file>